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7C0000012D3DFFD3D7C0B78CFB.png" manifest:media-type="image/png"/>
  <manifest:file-entry manifest:full-path="Pictures/10000001000002D30000022F9B1A70EC2657093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Изображение1" text:anchor-type="char" svg:width="17cm" svg:height="13.143cm" draw:z-index="0"><draw:image xlink:href="Pictures/10000001000002D30000022F9B1A70EC26570932.png" xlink:type="simple" xlink:show="embed" xlink:actuate="onLoad" draw:mime-type="image/png"/></draw:frame><draw:frame draw:style-name="fr1" draw:name="Изображение2" text:anchor-type="char" svg:width="16.829cm" svg:height="7.966cm" draw:z-index="1"><draw:image xlink:href="Pictures/100000010000027C0000012D3DFFD3D7C0B78CF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1T23:42:54.675000000</meta:creation-date>
    <dc:date>2025-05-01T23:43:21.192000000</dc:date>
    <meta:editing-duration>PT26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6.1.2$Windows_X86_64 LibreOffice_project/f5defcebd022c5bc36bbb79be232cb6926d8f674</meta:generator>
  </office:meta>
</office:document-meta>
</file>